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9.94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émetteur normal</text:p>
          </table:table-cell>
          <table:table-cell office:value-type="string" calcext:value-type="string">
            <text:p>récepteur</text:p>
          </table:table-cell>
          <table:table-cell office:value-type="string" calcext:value-type="string">
            <text:p>protocole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modifier la vitesse de rotation de la roue 1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ifier la vitesse de rotation de la roue 2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ifier la vitesse de rotation de la roue 3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 les stepper robot principale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difie le déploiement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ésarme les stepper robot principale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difier l’emplacement plateau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odifie l’ouverture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et a jour le nombre de points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t a jour la vitesse des moteurs stockées dans les buffeurs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modifie la hauteur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met la vitesse de rotation des roues à 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fie le déploiement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difie l’ouverture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odifie la hauteur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ermet de calibre le stick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mander l'exécution d'un des programmes à la pinc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</text:p>
          </table:table-cell>
        </table:table-row>
      </table:table>
      <table:named-expressions/>
      <table:database-ranges>
        <table:database-range table:name="__Anonymous_Sheet_DB__0" table:target-range-address="Feuille1.A2:Feuille1.E17" table:contains-header="false">
          <table:sort>
            <table:sort-by table:field-number="2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6:32:07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25T13:28:15.476000000</meta:creation-date>
    <dc:date>2024-03-05T20:59:46.839000000</dc:date>
    <meta:editing-duration>PT15H7M53S</meta:editing-duration>
    <meta:editing-cycles>8</meta:editing-cycles>
    <meta:generator>LibreOffice/6.4.7.2$Windows_X86_64 LibreOffice_project/639b8ac485750d5696d7590a72ef1b496725cfb5</meta:generator>
    <meta:document-statistic meta:table-count="1" meta:cell-count="90" meta:object-count="0"/>
  </office:meta>
</office:document-meta>
</file>